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318cm" fo:margin-bottom="0.318cm" loext:contextual-spacing="false" fo:orphans="2" fo:widows="2" fo:text-indent="0cm" style:auto-text-indent="false"/>
      <style:text-properties fo:font-variant="normal" fo:text-transform="none" fo:color="#2d3b45" style:font-name="LatoWeb" fo:font-size="12pt" fo:letter-spacing="normal" fo:font-style="normal" fo:font-weight="normal"/>
    </style:style>
    <style:style style:name="P2" style:family="paragraph" style:parent-style-name="Text_20_body">
      <style:paragraph-properties fo:margin-left="0cm" fo:margin-right="0cm" fo:margin-top="0.318cm" fo:margin-bottom="0.318cm" loext:contextual-spacing="false" fo:orphans="2" fo:widows="2" fo:text-indent="0cm" style:auto-text-indent="false"/>
    </style:style>
    <style:style style:name="P3" style:family="paragraph" style:parent-style-name="Text_20_body">
      <style:paragraph-properties fo:margin-left="0cm" fo:margin-right="0cm" fo:margin-top="0.318cm" fo:margin-bottom="0.318cm" loext:contextual-spacing="false" fo:orphans="2" fo:widows="2" fo:text-indent="12.952cm" style:auto-text-indent="false"/>
    </style:style>
    <style:style style:name="T1" style:family="text">
      <style:text-properties fo:font-variant="normal" fo:text-transform="none" fo:color="#2d3b45" style:font-name="LatoWeb" fo:font-size="12pt" fo:letter-spacing="normal" fo:font-style="normal" fo:font-weight="normal"/>
    </style:style>
    <style:style style:name="T2" style:family="text">
      <style:text-properties fo:font-variant="normal" fo:text-transform="none" fo:color="#2d3b45" style:font-name="LatoWeb" fo:font-size="12pt" fo:letter-spacing="normal" fo:font-style="normal" style:text-underline-style="solid" style:text-underline-width="auto" style:text-underline-color="font-color" fo:font-weight="normal"/>
    </style:style>
    <style:style style:name="T3" style:family="text">
      <style:text-properties fo:font-variant="normal" fo:text-transform="none" fo:color="#2d3b45" style:font-name="LatoWeb" fo:font-size="12pt" fo:letter-spacing="normal" fo:font-style="normal" fo:font-weight="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assignment you are generating sample images of Simpsons with deep convolutional generative adversarial networks (DCGANs). </text:p>
      <text:p text:style-name="P1">You need to do the following:</text:p>
      <text:p text:style-name="P3"><text:span text:style-name="T1">1- Read and understand this tutorial: </text:span><text:a xlink:type="simple" xlink:href="https://towardsdatascience.com/image-generator-drawing-cartoons-with-generative-adversarial-networks-45e814ca9b6b" office:target-frame-name="_blank" xlink:show="new" text:style-name="Internet_20_link" text:visited-style-name="Visited_20_Internet_20_Link"><text:span text:style-name="T2">https://towardsdatascience.com/image-generator-drawing-cartoons-with-generative-adversarial-networks-45e814ca9b6b</text:span></text:a><draw:frame draw:style-name="fr1" draw:name="Frame2" text:anchor-type="char" svg:width="0.041cm" draw:z-index="1"><draw:text-box fo:min-height="0.041cm"><text:p text:style-name="Text_20_body">Links to an external site.</text:p></draw:text-box></draw:frame><draw:frame draw:style-name="fr1" draw:name="Frame1" text:anchor-type="char" svg:width="0.041cm" draw:z-index="0"><draw:text-box fo:min-height="0.041cm"><text:p text:style-name="Text_20_body"> (Links to an external site.)</text:p></draw:text-box></draw:frame></text:p>
      <text:p text:style-name="P1">2- Download the dataset and the source code (Jupyter Notebook) given in the tutorial. Analyze and understand the code. (Note: you need to work on images in the "cropped" folder in the dataset)</text:p>
      <text:p text:style-name="P2"><text:span text:style-name="T1">3- The code is implemented using Tensorflow. </text:span><text:span text:style-name="Strong_20_Emphasis"><text:span text:style-name="T3">You need to change it to fully uses Keras</text:span></text:span><text:span text:style-name="T1">. Please keep the structure of the code (name of the functions and so on) so it is easier to follow your code. </text:span></text:p>
      <text:p text:style-name="P2"><text:span text:style-name="T1">4- Change the code to use resized images. </text:span><text:span text:style-name="Strong_20_Emphasis"><text:span text:style-name="T3">The original images are 128x128 but you need to resize them to 64x64 before training</text:span></text:span><text:span text:style-name="T1">. </text:span><text:span text:style-name="Strong_20_Emphasis"><text:span text:style-name="T3">You need to make required adjustments in the network to accommodate this change.</text:span></text:span><text:span text:style-name="T1"> Thsi will make training faster too. </text:span></text:p>
      <text:p text:style-name="P1">5- Make sure you keep all the plotting parts of the code so you can observe how the system learns in each epoch. </text:p>
      <text:p text:style-name="P1">6- If training on Colab will be slow, you can only run it for 50 epochs (or as many as possible).  To test your code, you can run first one or two epochs. Once everything is working, then you can let it run for 50 or 300 epochs. </text:p>
      <text:p text:style-name="P1">7- If you wanted to run it faster, you can get free trials of GPU instances on AWS or Google cloud. </text:p>
      <text:p text:style-name="P1">8- Submit the notebook with all the results included in the notebook.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Web" svg:font-family="LatoWeb,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13:46:37.575980860</meta:creation-date>
    <dc:date>2019-04-09T13:46:53.875200210</dc:date>
    <meta:editing-duration>PT18S</meta:editing-duration>
    <meta:editing-cycles>1</meta:editing-cycles>
    <meta:document-statistic meta:table-count="0" meta:image-count="0" meta:object-count="0" meta:page-count="1" meta:paragraph-count="13" meta:word-count="257" meta:character-count="1512" meta:non-whitespace-character-count="1257"/>
    <meta:generator>LibreOffice/5.4.6.2$Linux_X86_64 LibreOffice_project/40m0$Build-2</meta:generator>
  </office:meta>
</office:document-meta>
</file>